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170" officeooo:paragraph-rsid="001f2170"/>
    </style:style>
    <style:style style:name="T1" style:family="text">
      <style:text-properties officeooo:rsid="001f2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text:span text:style-name="T1">Como eu fiz – Declarei as variaveis, fiz um laço para preencher o vetor, depois fiz um While para, enquanto vivos forem maior que 1, fica chamando a funcao “mata_passa”. Na função foi feita uma tentativa de fazer saltos aleatorios e matar o seguinte. </text:span></text:p>
      <text:p text:style-name="Standard">*<text:span text:style-name="T1">Com quem fez – Com uma pessoa que mora comigo que faz Sistemas.</text:span></text:p>
      <text:p text:style-name="Standard">*<text:span text:style-name="T1">Oque eu aprendi – a utilização do mod(%).</text:span></text:p>
      <text:p text:style-name="Standard">*<text:span text:style-name="T1">Quais as dificuldades – Dificuldade na Linguagem C++ em geral, nesse programa mais especifico, Não consegui incluir a função rand() para n saltos.</text:span></text:p>
      <text:p text:style-name="Standard">*<text:span text:style-name="T1">Tempo gasto – 1 dia mais ou menos.</text:span></text:p>
      <text:p text:style-name="Standard"/>
      <text:p text:style-name="Standard"/>
      <text:p text:style-name="P1">George Cronemberger EC 3º semes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13:44.602188758</meta:creation-date>
    <dc:date>2018-04-04T10:22:49.756818656</dc:date>
    <meta:editing-duration>PT9M7S</meta:editing-duration>
    <meta:editing-cycles>1</meta:editing-cycles>
    <meta:document-statistic meta:table-count="0" meta:image-count="0" meta:object-count="0" meta:page-count="1" meta:paragraph-count="6" meta:word-count="96" meta:character-count="574" meta:non-whitespace-character-count="478"/>
    <meta:generator>LibreOffice/5.1.6.2$Linux_X86_64 LibreOffice_project/10m0$Build-2</meta:generator>
  </office:meta>
</office:document-meta>
</file>